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fixParameterMatcher.match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ixParameterMatcher.PrefixParameterMatcher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